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text-properties officeooo:rsid="00ff09d5" officeooo:paragraph-rsid="01484d18"/>
    </style:style>
    <style:style style:name="P57" style:family="paragraph" style:parent-style-name="Text_20_body" style:list-style-name="L3">
      <style:text-properties officeooo:rsid="00f4bee3" officeooo:paragraph-rsid="01484d18"/>
    </style:style>
    <style:style style:name="P58" style:family="paragraph" style:parent-style-name="Text_20_body" style:list-style-name="L3">
      <style:text-properties officeooo:rsid="00f5d4f6" officeooo:paragraph-rsid="010d2c50"/>
    </style:style>
    <style:style style:name="P59" style:family="paragraph" style:parent-style-name="Text_20_body" style:list-style-name="L3">
      <style:text-properties officeooo:rsid="00f4c70b" officeooo:paragraph-rsid="01534af2"/>
    </style:style>
    <style:style style:name="P60" style:family="paragraph" style:parent-style-name="Text_20_body" style:list-style-name="L4">
      <style:text-properties officeooo:rsid="0109e016" officeooo:paragraph-rsid="010d2c50"/>
    </style:style>
    <style:style style:name="P61" style:family="paragraph" style:parent-style-name="Text_20_body" style:list-style-name="L4">
      <style:text-properties officeooo:rsid="011987b4" officeooo:paragraph-rsid="015658a9"/>
    </style:style>
    <style:style style:name="P62" style:family="paragraph" style:parent-style-name="Text_20_body">
      <style:text-properties officeooo:rsid="00a03dba" officeooo:paragraph-rsid="01640731"/>
    </style:style>
    <style:style style:name="P63" style:family="paragraph" style:parent-style-name="Text_20_body">
      <style:text-properties officeooo:paragraph-rsid="01640731"/>
    </style:style>
    <style:style style:name="P64" style:family="paragraph" style:parent-style-name="Text_20_body">
      <style:text-properties officeooo:rsid="008b1c56" officeooo:paragraph-rsid="008b1c56"/>
    </style:style>
    <style:style style:name="P65" style:family="paragraph" style:parent-style-name="Text_20_body">
      <style:text-properties officeooo:rsid="008b1c56" officeooo:paragraph-rsid="0165e62b"/>
    </style:style>
    <style:style style:name="P66" style:family="paragraph" style:parent-style-name="Text_20_body" style:list-style-name="L3">
      <style:text-properties officeooo:rsid="016bfbd1" officeooo:paragraph-rsid="016bfbd1"/>
    </style:style>
    <style:style style:name="P67" style:family="paragraph" style:parent-style-name="Text_20_body" style:list-style-name="L3">
      <style:text-properties officeooo:rsid="01791f3b" officeooo:paragraph-rsid="01791f3b"/>
    </style:style>
    <style:style style:name="P68" style:family="paragraph" style:parent-style-name="Text_20_body" style:list-style-name="L3">
      <style:text-properties officeooo:rsid="0181a567" officeooo:paragraph-rsid="0181a56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69dfd"/>
    </style:style>
    <style:style style:name="T84" style:family="text">
      <style:text-properties officeooo:rsid="00f82283"/>
    </style:style>
    <style:style style:name="T85" style:family="text">
      <style:text-properties officeooo:rsid="00f971dd"/>
    </style:style>
    <style:style style:name="T86" style:family="text">
      <style:text-properties officeooo:rsid="00f9b6c0"/>
    </style:style>
    <style:style style:name="T87" style:family="text">
      <style:text-properties officeooo:rsid="00fb47d0"/>
    </style:style>
    <style:style style:name="T88" style:family="text">
      <style:text-properties officeooo:rsid="0100da0e"/>
    </style:style>
    <style:style style:name="T89" style:family="text">
      <style:text-properties officeooo:rsid="0102b1b0"/>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423c6"/>
    </style:style>
    <style:style style:name="T122" style:family="text">
      <style:text-properties officeooo:rsid="015847ab"/>
    </style:style>
    <style:style style:name="T123" style:family="text">
      <style:text-properties officeooo:rsid="015b28c1"/>
    </style:style>
    <style:style style:name="T124" style:family="text">
      <style:text-properties officeooo:rsid="015dd765"/>
    </style:style>
    <style:style style:name="T125" style:family="text">
      <style:text-properties officeooo:rsid="015de003"/>
    </style:style>
    <style:style style:name="T126" style:family="text">
      <style:text-properties officeooo:rsid="015f5e9e"/>
    </style:style>
    <style:style style:name="T127" style:family="text">
      <style:text-properties officeooo:rsid="0160e9e8"/>
    </style:style>
    <style:style style:name="T128" style:family="text">
      <style:text-properties officeooo:rsid="0162dc7e"/>
    </style:style>
    <style:style style:name="T129" style:family="text">
      <style:text-properties officeooo:rsid="0165e62b"/>
    </style:style>
    <style:style style:name="T130" style:family="text">
      <style:text-properties officeooo:rsid="01663466"/>
    </style:style>
    <style:style style:name="T131" style:family="text">
      <style:text-properties officeooo:rsid="01666e1d"/>
    </style:style>
    <style:style style:name="T132" style:family="text">
      <style:text-properties officeooo:rsid="0166cc2c"/>
    </style:style>
    <style:style style:name="T133" style:family="text">
      <style:text-properties officeooo:rsid="01679d35"/>
    </style:style>
    <style:style style:name="T134" style:family="text">
      <style:text-properties officeooo:rsid="01679e0d"/>
    </style:style>
    <style:style style:name="T135" style:family="text">
      <style:text-properties officeooo:rsid="0167ae3e"/>
    </style:style>
    <style:style style:name="T136" style:family="text">
      <style:text-properties officeooo:rsid="00f4bee3"/>
    </style:style>
    <style:style style:name="T137" style:family="text">
      <style:text-properties officeooo:rsid="016dbb53"/>
    </style:style>
    <style:style style:name="T138" style:family="text">
      <style:text-properties officeooo:rsid="016e80eb"/>
    </style:style>
    <style:style style:name="T139" style:family="text">
      <style:text-properties officeooo:rsid="01704cd4"/>
    </style:style>
    <style:style style:name="T140" style:family="text">
      <style:text-properties officeooo:rsid="01733b35"/>
    </style:style>
    <style:style style:name="T141" style:family="text">
      <style:text-properties officeooo:rsid="017705df"/>
    </style:style>
    <style:style style:name="T142" style:family="text">
      <style:text-properties officeooo:rsid="015113a7"/>
    </style:style>
    <style:style style:name="T143" style:family="text">
      <style:text-properties officeooo:rsid="017a6602"/>
    </style:style>
    <style:style style:name="T144" style:family="text">
      <style:text-properties officeooo:rsid="017a727c"/>
    </style:style>
    <style:style style:name="T145" style:family="text">
      <style:text-properties officeooo:rsid="017d84df"/>
    </style:style>
    <style:style style:name="T146" style:family="text">
      <style:text-properties officeooo:rsid="017eddfe"/>
    </style:style>
    <style:style style:name="T147" style:family="text">
      <style:text-properties officeooo:rsid="017ef050"/>
    </style:style>
    <style:style style:name="T148" style:family="text">
      <style:text-properties officeooo:rsid="01833f4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7">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28">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5">GitCoin cGrants <text:span text:style-name="T129">are based on decentralized technology, as it is much advantageous in reliability and avoidance of </text:span><text:span text:style-name="T131">possibility of </text:span><text:span text:style-name="T129">financial stealing than traditional centralized (server-based </text:span><text:span text:style-name="T130">o</text:span><text:span text:style-name="T129">r cloud-based) technologies. The following implementation aims to keep the technology decentralized </text:span><text:span text:style-name="T130">de</text:span><text:soft-page-break/><text:span text:style-name="T130">spite of complicating the setting compared with existing GitCoin</text:span><text:span text:style-name="T129"> </text:span><text:span text:style-name="T130">grants, </text:span><text:span text:style-name="T129">by implementing it as Layer-2 (see below).</text:span></text:p>
      <text:h text:style-name="P45" text:outline-level="2">Implementation as Layer-2</text:h>
      <text:p text:style-name="P36">We implement all <text:span text:style-name="T81">monetary </text:span>transactions <text:span text:style-name="T106">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2">of L2,</text:span><text:span text:style-name="T105">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5"> is expensive</text:span><text:span text:style-name="T33">, because we calculate data for every dependency </text:span><text:span text:style-name="T34">(and dependencies may count in thousands)</text:span><text:span text:style-name="T116">)</text:span><text:span text:style-name="T105">.</text:span></text:p>
      <text:list text:style-name="L2">
        <text:list-item>
          <text:p text:style-name="P49">As a Validium we can use:</text:p>
          <text:list>
            <text:list-item>
              <text:p text:style-name="P50"><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3">Avail </text:span><text:span text:style-name="T134">is </text:span><text:span text:style-name="T106">still not implemented </text:span><text:span text:style-name="T109">by zkSync</text:span><text:span text:style-name="T106">)</text:span></text:p>
            </text:list-item>
            <text:list-item>
              <text:p text:style-name="P52">StarkNet</text:p>
            </text:list-item>
          </text:list>
        </text:list-item>
        <text:list-item>
          <text:p text:style-name="P53">Optimistic Rollups:</text:p>
          <text:list>
            <text:list-item>
              <text:p text:style-name="P51"><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51"><text:span text:style-name="T102">Boba </text:span><text:span text:style-name="T108">(</text:span><text:span text:style-name="T103">multichain, </text:span><text:span text:style-name="T108">fast L1↔L2)</text:span></text:p>
            </text:list-item>
            <text:list-item>
              <text:p text:style-name="P54">Metis</text:p>
            </text:list-item>
          </text:list>
        </text:list-item>
      </text:list>
      <text:p text:style-name="P55">For either project, we can use Solidity as the primary programming language.</text:p>
      <text:p text:style-name="P37"><text:span text:style-name="T111">We store in </text:span><text:span text:style-name="T137">L2</text:span><text:span text:style-name="T111"> </text:span><text:span text:style-name="T80">also </text:span><text:span text:style-name="T111">the </text:span><text:span text:style-name="T118">dependencies of the</text:span><text:span text:style-name="T111"> following pseudo-type: DiGraph&lt;</text:span><text:span text:style-name="T57">(</text:span><text:span text:style-name="T146">ServerAddress, </text:span><text:span text:style-name="T111">ProjectId, Version</text:span><text:span text:style-name="T57">)</text:span><text:span text:style-name="T111">&gt;, where the version is to be updated, if the next donor finds given project’s dependencies different than the previous donors. </text:span><text:span text:style-name="T147">A server refers to </text:span><text:span text:style-name="T148">a project version</text:span><text:span text:style-name="T147"> by other server </text:span><text:span text:style-name="T148">as a dependency</text:span><text:span text:style-name="T147"> </text:span><text:span text:style-name="T148">signifies that</text:span><text:span text:style-name="T147"> it trusts that (or have checked).</text:span></text:p>
      <text:h text:style-name="P46" text:outline-level="2">Actual algorithm stages</text:h>
      <text:p text:style-name="P32">Stages <text:span text:style-name="T90">of donation</text:span>:</text:p>
      <text:list xml:id="list3511403202" text:style-name="L3">
        <text:list-item>
          <text:p text:style-name="P56">Client moves the funds to <text:span text:style-name="T121">the</text:span> <text:span text:style-name="T91">distribution contract</text:span><text:span text:style-name="T87"> </text:span><text:span text:style-name="T85">account </text:span><text:span text:style-name="T86">(requires user confirmation) </text:span><text:span text:style-name="T99">on </text:span>L2.</text:p>
        </text:list-item>
        <text:list-item>
          <text:p text:style-name="P66">The <text:span text:style-name="T139">client</text:span> <text:span text:style-name="T136">writes </text:span><text:span text:style-name="T88">project ID,</text:span><text:span text:style-name="T136"> </text:span><text:span text:style-name="T110">the donated sum, </text:span><text:span text:style-name="T88">X, and Y</text:span><text:span text:style-name="T136"> </text:span><text:span text:style-name="T91">(the </text:span><text:span text:style-name="T14">donation specification</text:span><text:span text:style-name="T91">)</text:span><text:span text:style-name="T136">, </text:span>and the address of the server<text:span text:style-name="T136"> to L2 </text:span><text:span text:style-name="T139">using a gasless contract</text:span>.</text:p>
        </text:list-item>
        <text:list-item>
          <text:p text:style-name="P66">(Dependencies are allowed to be written only by the same server.)</text:p>
        </text:list-item>
        <text:list-item>
          <text:p text:style-name="P57">The server writes dependencies to L2 <text:span text:style-name="T145">and finally sets to true flag that dependencies were fully written</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68">Before the end of the round, client may choose another server to trust its dependencies.</text:p>
        </text:list-item>
        <text:list-item>
          <text:p text:style-name="P67">Wait for round end.</text:p>
        </text:list-item>
        <text:list-item>
          <text:p text:style-name="P58">Loop:</text:p>
          <text:list>
            <text:list-item>
              <text:p text:style-name="P59"><text:soft-page-break/>Server calls <text:span text:style-name="T115">(also at expense of the server)</text:span> monetary transactions on L2 <text:span text:style-name="T91">through this contract that ensures distribution of funds accordingly </text:span><text:span text:style-name="T65">the donation specification </text:span><text:span text:style-name="T66">and dependencies</text:span><text:span text:style-name="T82">. </text:span><text:span text:style-name="T92">For this method msg.sender is not checked. </text:span><text:span text:style-name="T127">Each donation is accompanied by an event, to </text:span><text:span text:style-name="T143">ease </text:span><text:span text:style-name="T127">check</text:span><text:span text:style-name="T143">ing</text:span><text:span text:style-name="T127"> that </text:span><text:span text:style-name="T143">the</text:span><text:span text:style-name="T127"> donation</text:span><text:span text:style-name="T143">s</text:span><text:span text:style-name="T127"> w</text:span><text:span text:style-name="T143">ere</text:span><text:span text:style-name="T127"> fully disbursted.</text:span></text:p>
            </text:list-item>
          </text:list>
        </text:list-item>
      </text:list>
      <text:p text:style-name="P32">Stages <text:span text:style-name="T90">of withdrawal </text:span><text:span text:style-name="T144">(after round end)</text:span>:</text:p>
      <text:list text:style-name="L4">
        <text:list-item>
          <text:p text:style-name="P60">The benefactor on L2 send<text:span text:style-name="T94">s</text:span> funds to the “burning” account <text:span text:style-name="T95">to claim funds on the </text:span><text:span text:style-name="T96">L1</text:span>.</text:p>
        </text:list-item>
        <text:list-item>
          <text:p text:style-name="P61">The <text:span text:style-name="T90">benefactor</text:span> withdraws funds on the L1.</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4">D</text:span>onation s<text:span text:style-name="T124">pecifications </text:span><text:span text:style-name="T140">and dependencies </text:span>are stored in <text:span text:style-name="T50">our </text:span>I<text:span text:style-name="T50">V</text:span>otingStrategy <text:span text:style-name="T50">contract </text:span><text:span text:style-name="T100">(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5">(if we can obtain their email)</text:span>.</text:p>
      <text:p text:style-name="P9">Then <text:span text:style-name="T32">after the</text:span> <text:span text:style-name="T32">end of matching period </text:span>calculate <text:span text:style-name="T126">(in L2)</text:span> quadratic matchings and add to the sums.</text:p>
      <text:h text:style-name="P47" text:outline-level="2">Other differences from cGrants</text:h>
      <text:p text:style-name="P62">We put matching funds on <text:span text:style-name="T50">our </text:span><text:span text:style-name="T122">modified </text:span>I<text:span text:style-name="T50">V</text:span>otingStrategy <text:span text:style-name="T50">contract.</text:span></text:p>
      <text:p text:style-name="P63"><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3">the</text:span><text:span text:style-name="T56"> donation </text:span><text:span text:style-name="T123">specification </text:span><text:span text:style-name="T140">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1" text:outline-level="1"><text:soft-page-break/>Proposed modifications</text:h>
      <text:p text:style-name="P15">We may adjust matching funding of projects dependently <text:span text:style-name="T135">on</text:span> their programming language. For example, I prefer D and Rust languages and would vote for more funding for projects written in these languages.</text:p>
      <text:h text:style-name="P42"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7">User Data</text:span> Format</text:h>
      <text:p text:style-name="P18">User data is to be stored <text:span text:style-name="T68">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text:soft-page-break/>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2T00:13:43.019236924</dc:date>
    <meta:editing-duration>P7DT5H59M5S</meta:editing-duration>
    <meta:editing-cycles>313</meta:editing-cycles>
    <meta:document-statistic meta:table-count="0" meta:image-count="0" meta:object-count="0" meta:page-count="6" meta:paragraph-count="102" meta:word-count="2060" meta:character-count="13550" meta:non-whitespace-character-count="11571"/>
  </office:meta>
</office:document-meta>
</file>